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1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2.9839in"/>
    </style:style>
    <style:style style:name="co4" style:family="table-column">
      <style:table-column-properties fo:break-before="auto" style:column-width="1.6209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2H21M04.776S">
            <text:p>12:21:04.78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2H21M04.829S">
            <text:p>12:21:04.83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2H21M04.781S">
            <text:p>12:21:04.78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do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5673">
            <text:p>25673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2H21M04.877S">
            <text:p>12:21:04.88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2H21M04.834S">
            <text:p>12:21:04.83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do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5673">
            <text:p>25673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2H21M04.857S">
            <text:p>12:21:04.86</text:p>
          </table:table-cell>
          <table:table-cell office:value-type="string">
            <text:p>Information Sharing for User Participants 1-1</text:p>
          </table:table-cell>
          <table:table-cell office:value-type="string">
            <text:p>/;jsessionid=8950E2D367D406052CD72DBAD996E8B5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5714">
            <text:p>25714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2H21M04.936S">
            <text:p>12:21:04.94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2H21M04.907S">
            <text:p>12:21:04.91</text:p>
          </table:table-cell>
          <table:table-cell office:value-type="string">
            <text:p>Information Sharing for User Participants 1-2</text:p>
          </table:table-cell>
          <table:table-cell office:value-type="string">
            <text:p>/;jsessionid=8950E2D367D406052CD72DBAD996E8B5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25714">
            <text:p>25714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2H21M04.979S">
            <text:p>12:21:04.98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2H21M04.929S">
            <text:p>12:21:04.93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2H21M04.991S">
            <text:p>12:21:04.99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6114">
            <text:p>26114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2H21M04.88S">
            <text:p>12:21:04.88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do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25673">
            <text:p>25673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2H21M05.037S">
            <text:p>12:21:05.04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2H21M04.939S">
            <text:p>12:21:04.94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do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25673">
            <text:p>25673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2H21M05.084S">
            <text:p>12:21:05.08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2H21M04.984S">
            <text:p>12:21:04.98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2H21M05.135S">
            <text:p>12:21:05.14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2H21M05.137S">
            <text:p>12:21:05.14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6113">
            <text:p>26113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2H21M05.03S">
            <text:p>12:21:05.03</text:p>
          </table:table-cell>
          <table:table-cell office:value-type="string">
            <text:p>Information Sharing for User Participants 1-3</text:p>
          </table:table-cell>
          <table:table-cell office:value-type="string">
            <text:p>/;jsessionid=8950E2D367D406052CD72DBAD996E8B5</text:p>
          </table:table-cell>
          <table:table-cell office:value-type="float" office:value="163">
            <text:p>163</text:p>
          </table:table-cell>
          <table:table-cell office:value-type="string">
            <text:p>Success</text:p>
          </table:table-cell>
          <table:table-cell office:value-type="float" office:value="25714">
            <text:p>25714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2H21M05.188S">
            <text:p>12:21:05.19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2H21M05.04S">
            <text:p>12:21:05.04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do</text:p>
          </table:table-cell>
          <table:table-cell office:value-type="float" office:value="181">
            <text:p>181</text:p>
          </table:table-cell>
          <table:table-cell office:value-type="string">
            <text:p>Success</text:p>
          </table:table-cell>
          <table:table-cell office:value-type="float" office:value="25673">
            <text:p>25673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2H21M04.985S">
            <text:p>12:21:04.99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do</text:p>
          </table:table-cell>
          <table:table-cell office:value-type="float" office:value="250">
            <text:p>250</text:p>
          </table:table-cell>
          <table:table-cell office:value-type="string">
            <text:p>Success</text:p>
          </table:table-cell>
          <table:table-cell office:value-type="float" office:value="25673">
            <text:p>25673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2H21M05.236S">
            <text:p>12:21:05.24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2H21M05.089S">
            <text:p>12:21:05.09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do</text:p>
          </table:table-cell>
          <table:table-cell office:value-type="float" office:value="161">
            <text:p>161</text:p>
          </table:table-cell>
          <table:table-cell office:value-type="string">
            <text:p>Success</text:p>
          </table:table-cell>
          <table:table-cell office:value-type="float" office:value="25673">
            <text:p>25673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2H21M05.288S">
            <text:p>12:21:05.29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2H21M05.07S">
            <text:p>12:21:05.07</text:p>
          </table:table-cell>
          <table:table-cell office:value-type="string">
            <text:p>Information Sharing for User Participants 1-4</text:p>
          </table:table-cell>
          <table:table-cell office:value-type="string">
            <text:p>/;jsessionid=8950E2D367D406052CD72DBAD996E8B5</text:p>
          </table:table-cell>
          <table:table-cell office:value-type="float" office:value="249">
            <text:p>249</text:p>
          </table:table-cell>
          <table:table-cell office:value-type="string">
            <text:p>Success</text:p>
          </table:table-cell>
          <table:table-cell office:value-type="float" office:value="25714">
            <text:p>25714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2H21M05.337S">
            <text:p>12:21:05.34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2H21M05.14S">
            <text:p>12:21:05.14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do</text:p>
          </table:table-cell>
          <table:table-cell office:value-type="float" office:value="206">
            <text:p>206</text:p>
          </table:table-cell>
          <table:table-cell office:value-type="string">
            <text:p>Success</text:p>
          </table:table-cell>
          <table:table-cell office:value-type="float" office:value="25673">
            <text:p>25673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2H21M05.195S">
            <text:p>12:21:05.20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165">
            <text:p>165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2H21M05.36S">
            <text:p>12:21:05.36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6113">
            <text:p>26113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2H21M05.389S">
            <text:p>12:21:05.39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2H21M05.252S">
            <text:p>12:21:05.25</text:p>
          </table:table-cell>
          <table:table-cell office:value-type="string">
            <text:p>Information Sharing for User Participants 1-7</text:p>
          </table:table-cell>
          <table:table-cell office:value-type="string">
            <text:p>/;jsessionid=8950E2D367D406052CD72DBAD996E8B5</text:p>
          </table:table-cell>
          <table:table-cell office:value-type="float" office:value="175">
            <text:p>175</text:p>
          </table:table-cell>
          <table:table-cell office:value-type="string">
            <text:p>Success</text:p>
          </table:table-cell>
          <table:table-cell office:value-type="float" office:value="25714">
            <text:p>25714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2H21M05.438S">
            <text:p>12:21:05.44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2H21M05.236S">
            <text:p>12:21:05.24</text:p>
          </table:table-cell>
          <table:table-cell office:value-type="string">
            <text:p>Information Sharing for User Participants 1-5</text:p>
          </table:table-cell>
          <table:table-cell office:value-type="string">
            <text:p>/;jsessionid=8950E2D367D406052CD72DBAD996E8B5</text:p>
          </table:table-cell>
          <table:table-cell office:value-type="float" office:value="216">
            <text:p>216</text:p>
          </table:table-cell>
          <table:table-cell office:value-type="string">
            <text:p>Success</text:p>
          </table:table-cell>
          <table:table-cell office:value-type="float" office:value="25714">
            <text:p>25714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2H21M05.221S">
            <text:p>12:21:05.22</text:p>
          </table:table-cell>
          <table:table-cell office:value-type="string">
            <text:p>Information Sharing for User Participants 1-6</text:p>
          </table:table-cell>
          <table:table-cell office:value-type="string">
            <text:p>/;jsessionid=8950E2D367D406052CD72DBAD996E8B5</text:p>
          </table:table-cell>
          <table:table-cell office:value-type="float" office:value="246">
            <text:p>246</text:p>
          </table:table-cell>
          <table:table-cell office:value-type="string">
            <text:p>Success</text:p>
          </table:table-cell>
          <table:table-cell office:value-type="float" office:value="25714">
            <text:p>25714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2H21M05.241S">
            <text:p>12:21:05.24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do</text:p>
          </table:table-cell>
          <table:table-cell office:value-type="float" office:value="232">
            <text:p>232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2H21M05.489S">
            <text:p>12:21:05.49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2H21M05.321S">
            <text:p>12:21:05.32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217">
            <text:p>217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2H21M05.539S">
            <text:p>12:21:05.54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2H21M05.474S">
            <text:p>12:21:05.47</text:p>
          </table:table-cell>
          <table:table-cell office:value-type="string">
            <text:p>Information Sharing for User Participants 1-10</text:p>
          </table:table-cell>
          <table:table-cell office:value-type="string">
            <text:p>/;jsessionid=8950E2D367D406052CD72DBAD996E8B5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2H21M05.539S">
            <text:p>12:21:05.54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6113">
            <text:p>26113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2H21M05.59S">
            <text:p>12:21:05.59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2H21M05.198S">
            <text:p>12:21:05.20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do</text:p>
          </table:table-cell>
          <table:table-cell office:value-type="float" office:value="408">
            <text:p>408</text:p>
          </table:table-cell>
          <table:table-cell office:value-type="string">
            <text:p>Success</text:p>
          </table:table-cell>
          <table:table-cell office:value-type="float" office:value="25673">
            <text:p>25673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2H21M05.468S">
            <text:p>12:21:05.47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2H21M05.341S">
            <text:p>12:21:05.34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do</text:p>
          </table:table-cell>
          <table:table-cell office:value-type="float" office:value="293">
            <text:p>293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2H21M05.617S">
            <text:p>12:21:05.62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6113">
            <text:p>26113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2H21M05.641S">
            <text:p>12:21:05.64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2H21M05.69S">
            <text:p>12:21:05.69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2H21M05.453S">
            <text:p>12:21:05.45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253">
            <text:p>253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2H21M05.292S">
            <text:p>12:21:05.29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do</text:p>
          </table:table-cell>
          <table:table-cell office:value-type="float" office:value="428">
            <text:p>428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2H21M05.706S">
            <text:p>12:21:05.71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6113">
            <text:p>26113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2H21M05.45S">
            <text:p>12:21:05.45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do</text:p>
          </table:table-cell>
          <table:table-cell office:value-type="float" office:value="281">
            <text:p>281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2H21M05.74S">
            <text:p>12:21:05.74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2H21M05.43S">
            <text:p>12:21:05.43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354">
            <text:p>354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2H21M05.394S">
            <text:p>12:21:05.39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do</text:p>
          </table:table-cell>
          <table:table-cell office:value-type="float" office:value="404">
            <text:p>404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2H21M05.786S">
            <text:p>12:21:05.79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6113">
            <text:p>26113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2H21M05.635S">
            <text:p>12:21:05.64</text:p>
          </table:table-cell>
          <table:table-cell office:value-type="string">
            <text:p>Information Sharing for User Participants 1-12</text:p>
          </table:table-cell>
          <table:table-cell office:value-type="string">
            <text:p>/;jsessionid=8950E2D367D406052CD72DBAD996E8B5</text:p>
          </table:table-cell>
          <table:table-cell office:value-type="float" office:value="228">
            <text:p>228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2H21M05.347S">
            <text:p>12:21:05.35</text:p>
          </table:table-cell>
          <table:table-cell office:value-type="string">
            <text:p>Information Sharing for User Participants 1-8</text:p>
          </table:table-cell>
          <table:table-cell office:value-type="string">
            <text:p>/;jsessionid=8950E2D367D406052CD72DBAD996E8B5</text:p>
          </table:table-cell>
          <table:table-cell office:value-type="float" office:value="541">
            <text:p>541</text:p>
          </table:table-cell>
          <table:table-cell office:value-type="string">
            <text:p>Success</text:p>
          </table:table-cell>
          <table:table-cell office:value-type="float" office:value="25714">
            <text:p>25714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2H21M05.645S">
            <text:p>12:21:05.65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do</text:p>
          </table:table-cell>
          <table:table-cell office:value-type="float" office:value="261">
            <text:p>261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2H21M05.607S">
            <text:p>12:21:05.61</text:p>
          </table:table-cell>
          <table:table-cell office:value-type="string">
            <text:p>Information Sharing for User Participants 1-9</text:p>
          </table:table-cell>
          <table:table-cell office:value-type="string">
            <text:p>/;jsessionid=8950E2D367D406052CD72DBAD996E8B5</text:p>
          </table:table-cell>
          <table:table-cell office:value-type="float" office:value="363">
            <text:p>363</text:p>
          </table:table-cell>
          <table:table-cell office:value-type="string">
            <text:p>Success</text:p>
          </table:table-cell>
          <table:table-cell office:value-type="float" office:value="25714">
            <text:p>25714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2H21M05.553S">
            <text:p>12:21:05.55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459">
            <text:p>459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2H21M05.594S">
            <text:p>12:21:05.59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do</text:p>
          </table:table-cell>
          <table:table-cell office:value-type="float" office:value="435">
            <text:p>435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2H21M06.013S">
            <text:p>12:21:06.01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6115">
            <text:p>26115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2H21M05.972S">
            <text:p>12:21:05.97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163">
            <text:p>163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2H21M06.135S">
            <text:p>12:21:06.14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6113">
            <text:p>26113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2H21M05.546S">
            <text:p>12:21:05.55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do</text:p>
          </table:table-cell>
          <table:table-cell office:value-type="float" office:value="615">
            <text:p>615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2H21M05.493S">
            <text:p>12:21:05.49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do</text:p>
          </table:table-cell>
          <table:table-cell office:value-type="float" office:value="678">
            <text:p>678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2H21M05.907S">
            <text:p>12:21:05.91</text:p>
          </table:table-cell>
          <table:table-cell office:value-type="string">
            <text:p>Information Sharing for User Participants 1-18</text:p>
          </table:table-cell>
          <table:table-cell office:value-type="string">
            <text:p>/;jsessionid=8950E2D367D406052CD72DBAD996E8B5</text:p>
          </table:table-cell>
          <table:table-cell office:value-type="float" office:value="271">
            <text:p>271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2H21M05.888S">
            <text:p>12:21:05.89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378">
            <text:p>378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2H21M06.268S">
            <text:p>12:21:06.27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6113">
            <text:p>26113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2H21M05.865S">
            <text:p>12:21:05.87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427">
            <text:p>427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2H21M05.8S">
            <text:p>12:21:05.80</text:p>
          </table:table-cell>
          <table:table-cell office:value-type="string">
            <text:p>Information Sharing for User Participants 1-13</text:p>
          </table:table-cell>
          <table:table-cell office:value-type="string">
            <text:p>/;jsessionid=8950E2D367D406052CD72DBAD996E8B5</text:p>
          </table:table-cell>
          <table:table-cell office:value-type="float" office:value="513">
            <text:p>513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2H21M06.294S">
            <text:p>12:21:06.29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6115">
            <text:p>26115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2H21M05.721S">
            <text:p>12:21:05.72</text:p>
          </table:table-cell>
          <table:table-cell office:value-type="string">
            <text:p>Information Sharing for User Participants 1-11</text:p>
          </table:table-cell>
          <table:table-cell office:value-type="string">
            <text:p>/;jsessionid=8950E2D367D406052CD72DBAD996E8B5</text:p>
          </table:table-cell>
          <table:table-cell office:value-type="float" office:value="611">
            <text:p>611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2H21M05.734S">
            <text:p>12:21:05.73</text:p>
          </table:table-cell>
          <table:table-cell office:value-type="string">
            <text:p>Information Sharing for User Participants 1-14</text:p>
          </table:table-cell>
          <table:table-cell office:value-type="string">
            <text:p>/;jsessionid=8950E2D367D406052CD72DBAD996E8B5</text:p>
          </table:table-cell>
          <table:table-cell office:value-type="float" office:value="608">
            <text:p>608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2H21M05.744S">
            <text:p>12:21:05.74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do</text:p>
          </table:table-cell>
          <table:table-cell office:value-type="float" office:value="608">
            <text:p>608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2H21M05.693S">
            <text:p>12:21:05.69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do</text:p>
          </table:table-cell>
          <table:table-cell office:value-type="float" office:value="671">
            <text:p>671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2H21M06.029S">
            <text:p>12:21:06.03</text:p>
          </table:table-cell>
          <table:table-cell office:value-type="string">
            <text:p>Information Sharing for User Participants 1-17</text:p>
          </table:table-cell>
          <table:table-cell office:value-type="string">
            <text:p>/;jsessionid=8950E2D367D406052CD72DBAD996E8B5</text:p>
          </table:table-cell>
          <table:table-cell office:value-type="float" office:value="369">
            <text:p>369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2H21M06.173S">
            <text:p>12:21:06.17</text:p>
          </table:table-cell>
          <table:table-cell office:value-type="string">
            <text:p>Information Sharing for User Participants 1-15</text:p>
          </table:table-cell>
          <table:table-cell office:value-type="string">
            <text:p>/;jsessionid=8950E2D367D406052CD72DBAD996E8B5</text:p>
          </table:table-cell>
          <table:table-cell office:value-type="float" office:value="252">
            <text:p>252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2H21M06.179S">
            <text:p>12:21:06.18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263">
            <text:p>263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2H21M06.444S">
            <text:p>12:21:06.44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6114">
            <text:p>26114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2H21M06.334S">
            <text:p>12:21:06.33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178">
            <text:p>178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2H21M06.343S">
            <text:p>12:21:06.34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178">
            <text:p>178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2H21M06.513S">
            <text:p>12:21:06.51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6115">
            <text:p>26115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2H21M06.354S">
            <text:p>12:21:06.35</text:p>
          </table:table-cell>
          <table:table-cell office:value-type="string">
            <text:p>Information Sharing for User Participants 1-20</text:p>
          </table:table-cell>
          <table:table-cell office:value-type="string">
            <text:p>/;jsessionid=8950E2D367D406052CD72DBAD996E8B5</text:p>
          </table:table-cell>
          <table:table-cell office:value-type="float" office:value="200">
            <text:p>200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2H21M06.523S">
            <text:p>12:21:06.52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6115">
            <text:p>26115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2H21M06.365S">
            <text:p>12:21:06.37</text:p>
          </table:table-cell>
          <table:table-cell office:value-type="string">
            <text:p>Information Sharing for User Participants 1-19</text:p>
          </table:table-cell>
          <table:table-cell office:value-type="string">
            <text:p>/;jsessionid=8950E2D367D406052CD72DBAD996E8B5</text:p>
          </table:table-cell>
          <table:table-cell office:value-type="float" office:value="209">
            <text:p>209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2H21M06.162S">
            <text:p>12:21:06.16</text:p>
          </table:table-cell>
          <table:table-cell office:value-type="string">
            <text:p>Information Sharing for User Participants 1-16</text:p>
          </table:table-cell>
          <table:table-cell office:value-type="string">
            <text:p>/;jsessionid=8950E2D367D406052CD72DBAD996E8B5</text:p>
          </table:table-cell>
          <table:table-cell office:value-type="float" office:value="447">
            <text:p>447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2H21M06.4S">
            <text:p>12:21:06.40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224">
            <text:p>224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2H21M06.625S">
            <text:p>12:21:06.63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6114">
            <text:p>26114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2H21M06.428S">
            <text:p>12:21:06.43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252">
            <text:p>252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2H21M06.314S">
            <text:p>12:21:06.31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379">
            <text:p>379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2H21M06.681S">
            <text:p>12:21:06.68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6115">
            <text:p>26115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2H21M06.556S">
            <text:p>12:21:06.56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158">
            <text:p>158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2H21M06.695S">
            <text:p>12:21:06.70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6115">
            <text:p>26115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2H21M06.576S">
            <text:p>12:21:06.58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2H21M06.719S">
            <text:p>12:21:06.72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6114">
            <text:p>26114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2H21M06.611S">
            <text:p>12:21:06.61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2H21M06.724S">
            <text:p>12:21:06.72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6114">
            <text:p>26114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2H21M06.747S">
            <text:p>12:21:06.75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6115">
            <text:p>26115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2H21M05.801S">
            <text:p>12:21:05.80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2500">
            <text:p>2500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2H21M06.031S">
            <text:p>12:21:06.03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2294">
            <text:p>2294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2H21M08.304S">
            <text:p>12:21:08.30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2H21M08.344S">
            <text:p>12:21:08.34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2H21M08.35S">
            <text:p>12:21:08.35</text:p>
          </table:table-cell>
          <table:table-cell office:value-type="string">
            <text:p>Information Sharing for User Participants 1-7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2H21M08.356S">
            <text:p>12:21:08.36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2H21M08.327S">
            <text:p>12:21:08.33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2H21M08.376S">
            <text:p>12:21:08.38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2H21M08.381S">
            <text:p>12:21:08.38</text:p>
          </table:table-cell>
          <table:table-cell office:value-type="string">
            <text:p>Information Sharing for User Participants 1-10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2H21M08.386S">
            <text:p>12:21:08.39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2H21M05.153S">
            <text:p>12:21:05.15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3352">
            <text:p>3352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2H21M08.506S">
            <text:p>12:21:08.51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2H21M08.545S">
            <text:p>12:21:08.55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2H21M08.551S">
            <text:p>12:21:08.55</text:p>
          </table:table-cell>
          <table:table-cell office:value-type="string">
            <text:p>Information Sharing for User Participants 1-2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2H21M08.555S">
            <text:p>12:21:08.56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2H21M06.319S">
            <text:p>12:21:06.32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2266">
            <text:p>2266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2H21M06.151S">
            <text:p>12:21:06.15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2468">
            <text:p>2468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2H21M08.587S">
            <text:p>12:21:08.59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2H21M08.629S">
            <text:p>12:21:08.63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2H21M08.635S">
            <text:p>12:21:08.64</text:p>
          </table:table-cell>
          <table:table-cell office:value-type="string">
            <text:p>Information Sharing for User Participants 1-12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2H21M08.64S">
            <text:p>12:21:08.64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2H21M08.62S">
            <text:p>12:21:08.62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2H21M08.659S">
            <text:p>12:21:08.66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2H21M08.666S">
            <text:p>12:21:08.67</text:p>
          </table:table-cell>
          <table:table-cell office:value-type="string">
            <text:p>Information Sharing for User Participants 1-9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2H21M08.669S">
            <text:p>12:21:08.67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2H21M06.561S">
            <text:p>12:21:06.56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2286">
            <text:p>2286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2H21M08.85S">
            <text:p>12:21:08.85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2H21M08.89S">
            <text:p>12:21:08.89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2H21M08.895S">
            <text:p>12:21:08.90</text:p>
          </table:table-cell>
          <table:table-cell office:value-type="string">
            <text:p>Information Sharing for User Participants 1-14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2H21M08.9S">
            <text:p>12:21:08.90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2H21M06.53S">
            <text:p>12:21:06.53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2418">
            <text:p>2418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2H21M08.95S">
            <text:p>12:21:08.95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2H21M08.991S">
            <text:p>12:21:08.99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out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2H21M09.019S">
            <text:p>12:21:09.02</text:p>
          </table:table-cell>
          <table:table-cell office:value-type="string">
            <text:p>Information Sharing for User Participants 1-11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2H21M09.023S">
            <text:p>12:21:09.02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2H21M06.766S">
            <text:p>12:21:06.77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2307">
            <text:p>2307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2H21M09.074S">
            <text:p>12:21:09.07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2H21M09.114S">
            <text:p>12:21:09.11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2H21M09.12S">
            <text:p>12:21:09.12</text:p>
          </table:table-cell>
          <table:table-cell office:value-type="string">
            <text:p>Information Sharing for User Participants 1-16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2H21M09.124S">
            <text:p>12:21:09.12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2H21M05.638S">
            <text:p>12:21:05.64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3496">
            <text:p>3496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2H21M05.565S">
            <text:p>12:21:05.57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3570">
            <text:p>3570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2H21M06.743S">
            <text:p>12:21:06.74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2407">
            <text:p>2407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2H21M09.137S">
            <text:p>12:21:09.14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2H21M09.185S">
            <text:p>12:21:09.19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2H21M09.191S">
            <text:p>12:21:09.19</text:p>
          </table:table-cell>
          <table:table-cell office:value-type="string">
            <text:p>Information Sharing for User Participants 1-4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2H21M09.195S">
            <text:p>12:21:09.20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2H21M06.461S">
            <text:p>12:21:06.46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2738">
            <text:p>2738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2H21M09.135S">
            <text:p>12:21:09.14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2H21M09.211S">
            <text:p>12:21:09.21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2H21M09.218S">
            <text:p>12:21:09.22</text:p>
          </table:table-cell>
          <table:table-cell office:value-type="string">
            <text:p>Information Sharing for User Participants 1-6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2H21M09.222S">
            <text:p>12:21:09.22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2H21M09.152S">
            <text:p>12:21:09.15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2H21M09.229S">
            <text:p>12:21:09.23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2H21M09.234S">
            <text:p>12:21:09.23</text:p>
          </table:table-cell>
          <table:table-cell office:value-type="string">
            <text:p>Information Sharing for User Participants 1-2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2H21M09.238S">
            <text:p>12:21:09.24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2H21M09.2S">
            <text:p>12:21:09.20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2H21M09.254S">
            <text:p>12:21:09.25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2H21M09.259S">
            <text:p>12:21:09.26</text:p>
          </table:table-cell>
          <table:table-cell office:value-type="string">
            <text:p>Information Sharing for User Participants 1-1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2H21M09.263S">
            <text:p>12:21:09.26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2H21M06.65S">
            <text:p>12:21:06.65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2716">
            <text:p>2716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2H21M09.367S">
            <text:p>12:21:09.37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2H21M09.406S">
            <text:p>12:21:09.41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2H21M09.412S">
            <text:p>12:21:09.41</text:p>
          </table:table-cell>
          <table:table-cell office:value-type="string">
            <text:p>Information Sharing for User Participants 1-17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2H21M09.415S">
            <text:p>12:21:09.42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2H21M05.009S">
            <text:p>12:21:05.01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4944">
            <text:p>4944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2H21M09.955S">
            <text:p>12:21:09.96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2H21M09.994S">
            <text:p>12:21:09.99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2H21M10S">
            <text:p>12:21:10.00</text:p>
          </table:table-cell>
          <table:table-cell office:value-type="string">
            <text:p>Information Sharing for User Participants 1-1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2H21M10.004S">
            <text:p>12:21:10.00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2H21M05.728S">
            <text:p>12:21:05.73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4808">
            <text:p>4808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2H21M10.539S">
            <text:p>12:21:10.54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2H21M10.578S">
            <text:p>12:21:10.58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2H21M10.583S">
            <text:p>12:21:10.58</text:p>
          </table:table-cell>
          <table:table-cell office:value-type="string">
            <text:p>Information Sharing for User Participants 1-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2H21M10.587S">
            <text:p>12:21:10.59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2H21M06.706S">
            <text:p>12:21:06.71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4363">
            <text:p>4363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2H21M11.071S">
            <text:p>12:21:11.07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2H21M11.108S">
            <text:p>12:21:11.11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2H21M11.113S">
            <text:p>12:21:11.11</text:p>
          </table:table-cell>
          <table:table-cell office:value-type="string">
            <text:p>Information Sharing for User Participants 1-15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2H21M11.117S">
            <text:p>12:21:11.12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2H21M05.375S">
            <text:p>12:21:05.38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6694">
            <text:p>6694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2H21M12.071S">
            <text:p>12:21:12.07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2H21M12.109S">
            <text:p>12:21:12.11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2H21M12.116S">
            <text:p>12:21:12.12</text:p>
          </table:table-cell>
          <table:table-cell office:value-type="string">
            <text:p>Information Sharing for User Participants 1-3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2H21M12.12S">
            <text:p>12:21:12.12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2H21M06.753S">
            <text:p>12:21:06.75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5604">
            <text:p>5604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2H21M12.358S">
            <text:p>12:21:12.36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2H21M12.397S">
            <text:p>12:21:12.40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2H21M12.402S">
            <text:p>12:21:12.40</text:p>
          </table:table-cell>
          <table:table-cell office:value-type="string">
            <text:p>Information Sharing for User Participants 1-1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2H21M12.406S">
            <text:p>12:21:12.41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2H21M06.292S">
            <text:p>12:21:06.29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9789">
            <text:p>9789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2H21M16.083S">
            <text:p>12:21:16.08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2H21M16.168S">
            <text:p>12:21:16.17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2H21M16.175S">
            <text:p>12:21:16.18</text:p>
          </table:table-cell>
          <table:table-cell office:value-type="string">
            <text:p>Information Sharing for User Participants 1-8</text:p>
          </table:table-cell>
          <table:table-cell office:value-type="string">
            <text:p>/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2H21M16.178S">
            <text:p>12:21:16.18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2H21M06.722S">
            <text:p>12:21:06.72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12608">
            <text:p>12608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2H21M19.33S">
            <text:p>12:21:19.33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2H21M19.369S">
            <text:p>12:21:19.37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2H21M19.374S">
            <text:p>12:21:19.37</text:p>
          </table:table-cell>
          <table:table-cell office:value-type="string">
            <text:p>Information Sharing for User Participants 1-13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2H21M19.377S">
            <text:p>12:21:19.38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8">11/18/2011</text:date>, <text:time>19:3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18T19:38:00.30</dc:date>
    <meta:document-statistic meta:table-count="1" meta:cell-count="1407" meta:object-count="0"/>
    <meta:generator>OpenOffice.org/3.2$Win32 OpenOffice.org_project/320m12$Build-9483</meta:generator>
  </office:meta>
</office:document-meta>
</file>